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P1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- Navegador Opera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 Validação</text:span></text:p>
      <text:p text:style-name="P10"><text:span text:style-name="T11">E-mail<text:s/></text:span><text:span text:style-name="T12">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F - Navegador Opera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2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<text:s/>–Navegador Opera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Foi perdida a configuração de layout da página de escolha dos assentos.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Navegador Opera 29.0.1795.60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Baixo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>A perda do layout foi ocasionada pela não localização dos arquivos css e javascript das páginas.</text:p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>Encontrada</text:p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>Lucas de Assis</text:p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01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0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>02/07/2015</text:p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>Não se Aplica</text:p>
          </table:table-cell>
        </table:table-row>
        <table:table-row table:style-name="TableRow163">
          <table:table-cell table:style-name="TableCell164">
            <text:p text:style-name="P165">Referência de<text:s/>Defeito</text:p>
          </table:table-cell>
          <table:table-cell table:style-name="TableCell166">
            <text:p text:style-name="P167">D01</text:p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Navegador Opera</text:p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6-03T11:58:00Z</meta:creation-date>
    <dc:date>2015-07-03T02:41:00Z</dc:date>
    <meta:template xlink:href="Normal" xlink:type="simple"/>
    <meta:editing-cycles>11</meta:editing-cycles>
    <meta:editing-duration>PT1200S</meta:editing-duration>
    <meta:document-statistic meta:page-count="2" meta:paragraph-count="2" meta:word-count="180" meta:character-count="1156" meta:row-count="8" meta:non-whitespace-character-count="978"/>
  </office:meta>
</office:document-meta>
</file>